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4" style:family="text">
      <style:text-properties style:font-name="Arial1" fo:font-size="11pt" fo:font-style="normal" fo:font-weight="normal"/>
    </style:style>
    <style:style style:name="T5" style:family="text">
      <style:text-properties style:font-name="Arial1" fo:font-size="11pt" fo:font-style="normal" fo:font-weight="normal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s and Links</text:p>
      <text:p text:style-name="P1"/>
      <text:p text:style-name="P2"/>
      <text:p text:style-name="P3">Table of contents:</text:p>
      <text:p text:style-name="P2">Lists</text:p>
      <text:p text:style-name="P2">Links</text:p>
      <text:p text:style-name="P2"/>
      <text:p text:style-name="P2">Lists</text:p>
      <text:p text:style-name="P2"/>
      <text:p text:style-name="P2"><text:bookmark text:name="docs-internal-guid-be380e23-7fff-38d2-a4b0-01388ad90ebe"/><text:span text:style-name="T2">Lists behave like any other text for the most part but there are a few specific CSS properties for lists &lt;ol&gt; and &lt;ul&gt; lists (no other styles used on &lt;dl&gt; lists).</text:span> </text:p>
      <text:p text:style-name="P2"/>
      <text:p text:style-name="P10"><text:bookmark text:name="docs-internal-guid-9cab2772-7fff-ad1f-cb62-e64268b98009"/>list-style-type</text:p>
      <text:p text:style-name="P5">list-style-position</text:p>
      <text:p text:style-name="P5">list-style-image</text:p>
      <text:p text:style-name="P5">list-style</text:p>
      <text:p text:style-name="P5"/>
      <text:p text:style-name="P14">list-style-type </text:p>
      <text:p text:style-name="P15"><text:bookmark text:name="docs-internal-guid-1837dd78-7fff-1f4f-6cc8-91740ec2aa16"/><text:span text:style-name="T5">...</text:span><text:span text:style-name="T4">allows you to set what type of bullet to use for bullet points, or <text:s/>numbers or letters,</text:span></text:p>
      <text:p text:style-name="P8"/>
      <text:p text:style-name="P5">ol {</text:p>
      <text:p text:style-name="P5"><text:s text:c="2"/>list-style-type: upper-roman;</text:p>
      <text:p text:style-name="P5">}</text:p>
      <text:p text:style-name="P14"/>
      <text:p text:style-name="P5">ul {</text:p>
      <text:p text:style-name="P5"><text:s text:c="2"/>list-style-type: square;</text:p>
      <text:p text:style-name="P6">}</text:p>
      <text:p text:style-name="P14"/>
      <text:p text:style-name="P13">ul types:</text:p>
      <text:p text:style-name="P16">circle</text:p>
      <text:p text:style-name="P16">disc</text:p>
      <text:p text:style-name="P16">square</text:p>
      <text:p text:style-name="P11"/>
      <text:p text:style-name="P13">ol types (common):</text:p>
      <text:p text:style-name="P11"><text:bookmark text:name="docs-internal-guid-da6d6787-7fff-3ae5-0806-68f92e18afc6"/>decimal </text:p>
      <text:p text:style-name="P11"><text:bookmark text:name="docs-internal-guid-b13e04b4-7fff-5fe5-2157-d8153923d058"/>decimal-leading-zero </text:p>
      <text:p text:style-name="P11"><text:bookmark text:name="docs-internal-guid-aa38d9b2-7fff-11aa-b7a0-e7b692c58aec"/>lower-alpha </text:p>
      <text:p text:style-name="P11"><text:bookmark text:name="docs-internal-guid-1907c06f-7fff-26c3-7090-1f67decb35a4"/>lower-greek </text:p>
      <text:p text:style-name="P11"><text:bookmark text:name="docs-internal-guid-e52fd581-7fff-39b9-8dfe-e77d70b88ede"/>lower-latin </text:p>
      <text:p text:style-name="P11"><text:bookmark text:name="docs-internal-guid-2b6f6583-7fff-6587-059c-27b5039268d4"/><text:soft-page-break/>lower-roman </text:p>
      <text:p text:style-name="P11"><text:bookmark text:name="docs-internal-guid-76818c1a-7fff-89cc-38b0-145108b4a99f"/>upper-alpha </text:p>
      <text:p text:style-name="P11"><text:bookmark text:name="docs-internal-guid-fdb7a16a-7fff-a5e5-34ed-2b42ea843e8a"/>upper-greek </text:p>
      <text:p text:style-name="P11"><text:bookmark text:name="docs-internal-guid-ba5714fb-7fff-b8da-acdb-747e0d6a5aae"/>upper-latin </text:p>
      <text:p text:style-name="P11"><text:bookmark text:name="docs-internal-guid-5fead9b5-7fff-c9d6-6f58-e978defcc0f9"/>upper-roman </text:p>
      <text:p text:style-name="P11"/>
      <text:p text:style-name="P11">and also...</text:p>
      <text:p text:style-name="P11"><text:bookmark text:name="docs-internal-guid-c3bd1118-7fff-db28-2ac1-731d2bf1f4a3"/>none </text:p>
      <text:p text:style-name="P11"><text:bookmark text:name="docs-internal-guid-a1ed000b-7fff-f946-fe2c-64c7525473fc"/>inherit </text:p>
      <text:p text:style-name="P11"/>
      <text:p text:style-name="P13">ol types (uncommon):</text:p>
      <text:p text:style-name="P11"><text:bookmark text:name="docs-internal-guid-b3b3420f-7fff-fe0d-0e50-43f2356837e1"/>armenian </text:p>
      <text:p text:style-name="P11"><text:bookmark text:name="docs-internal-guid-d54f5170-7fff-17c0-bc4e-b18336e7b572"/>cjk-ideographic </text:p>
      <text:p text:style-name="P11"><text:bookmark text:name="docs-internal-guid-01878397-7fff-745f-643f-4af79659fd27"/>georgian </text:p>
      <text:p text:style-name="P11"><text:bookmark text:name="docs-internal-guid-d0fb9509-7fff-9186-1fcd-87de3ef02d81"/>hebrew </text:p>
      <text:p text:style-name="P11"><text:bookmark text:name="docs-internal-guid-ecbb0501-7fff-a398-6de5-01d3ac61662f"/>hiragana </text:p>
      <text:p text:style-name="P11"><text:bookmark text:name="docs-internal-guid-bd0757d0-7fff-be2b-d8e9-0453f49ba3ca"/>hiragana-iroha </text:p>
      <text:p text:style-name="P11"><text:bookmark text:name="docs-internal-guid-728546dc-7fff-ccff-169e-2836fd4152dd"/>katakana </text:p>
      <text:p text:style-name="P11"><text:bookmark text:name="docs-internal-guid-4f6de68f-7fff-0347-8b72-1425194c3186"/>katakana-iroha</text:p>
      <text:p text:style-name="P4"/>
      <text:p text:style-name="P11"/>
      <text:p text:style-name="P20">list-style-position</text:p>
      <text:p text:style-name="P17"><text:bookmark text:name="docs-internal-guid-006fd47b-7fff-6013-feea-c601862fa018"/>..sets whether the bullets appear inside the list items or outside them (default) before the start of each item </text:p>
      <text:p text:style-name="P7"/>
      <text:p text:style-name="P7"><text:bookmark text:name="docs-internal-guid-547ade97-7fff-6e15-b517-9a32f441c765"/>ol {</text:p>
      <text:p text:style-name="P5">list-style-type: upper-roman;</text:p>
      <text:p text:style-name="P5">list-style-position: inside;</text:p>
      <text:p text:style-name="P5">}</text:p>
      <text:p text:style-name="P7"/>
      <text:p text:style-name="P20">list-style-image</text:p>
      <text:p text:style-name="P4"><text:bookmark text:name="docs-internal-guid-5a2df767-7fff-e437-1314-eef9a8252ab4"/>...allows you to use a custom image for your bullet.</text:p>
      <text:p text:style-name="P4"/>
      <text:p text:style-name="P12"><text:bookmark text:name="docs-internal-guid-4951539c-7fff-95d1-d6de-dec597ea624b"/>This property is limited in terms of controlling position, size, etc and instead can use the background family of properties:</text:p>
      <text:p text:style-name="P8"/>
      <text:p text:style-name="P5">ul {</text:p>
      <text:p text:style-name="P5">padding-left: 2rem;</text:p>
      <text:p text:style-name="P5">list-style-type: none;</text:p>
      <text:p text:style-name="P5">}</text:p>
      <text:p text:style-name="P8"/>
      <text:p text:style-name="P5"><text:soft-page-break/>ul li {</text:p>
      <text:p text:style-name="P5">padding-left: 2rem;</text:p>
      <text:p text:style-name="P5">background-image: url(star.svg);</text:p>
      <text:p text:style-name="P5">background-position: 0 0;</text:p>
      <text:p text:style-name="P5">background-size: 1.6rem 1.6rem;</text:p>
      <text:p text:style-name="P5">background-repeat: no-repeat;</text:p>
      <text:p text:style-name="P5">}</text:p>
      <text:p text:style-name="P4"/>
      <text:p text:style-name="P11"/>
      <text:p text:style-name="P2">Links</text:p>
      <text:p text:style-name="P2"/>
      <text:p text:style-name="P10"><text:bookmark text:name="docs-internal-guid-8ae78816-7fff-0334-00ce-7124f44b4170"/>Link states:</text:p>
      <text:p text:style-name="P5">-Link (unvisited)</text:p>
      <text:p text:style-name="P5">-Visited</text:p>
      <text:p text:style-name="P5">-Hover</text:p>
      <text:p text:style-name="P5">-Focus (keyboard select)</text:p>
      <text:p text:style-name="P5">-Active</text:p>
      <text:p text:style-name="P8"/>
      <text:p text:style-name="P5">To test links use # instead of the url to link back to same page.</text:p>
      <text:p text:style-name="P8"/>
      <text:p text:style-name="P5">Default styles:</text:p>
      <text:p text:style-name="P5">-Links are underlined</text:p>
      <text:p text:style-name="P5">-Unvisited links are blue</text:p>
      <text:p text:style-name="P5">-Visited links are purple</text:p>
      <text:p text:style-name="P5">-Hovering over a link will make the mouse pointer change to a little hand icon</text:p>
      <text:p text:style-name="P5">-Focused links will have an outline around them</text:p>
      <text:p text:style-name="P5">-Active links are red</text:p>
      <text:p text:style-name="P8"/>
      <text:p text:style-name="P5">The order of link styles in CSS is important  (LoVe Fears HAte)</text:p>
      <text:p text:style-name="P8"/>
      <text:p text:style-name="P5">a {…}</text:p>
      <text:p text:style-name="P5">a:link {…}</text:p>
      <text:p text:style-name="P5">a:visited {…}</text:p>
      <text:p text:style-name="P5">a:focus {…}</text:p>
      <text:p text:style-name="P5">a:hover {…}</text:p>
      <text:p text:style-name="P5">a:active {…}</text:p>
      <text:p text:style-name="P8"/>
      <text:p text:style-name="P5">Good Practice is include icons in links to indicate what type of link it is (opens external site for example)</text:p>
      <text:p text:style-name="P8"/>
      <text:p text:style-name="P5">a[href*="http"] {</text:p>
      <text:p text:style-name="P9"><text:soft-page-break/><text:span text:style-name="T1">background: url('</text:span><text:a xlink:type="simple" xlink:href="https://mdn.mozillademos.org/files/12982/external-link-52.png" text:style-name="Internet_20_link" text:visited-style-name="Visited_20_Internet_20_Link"><text:span text:style-name="T3">https://mdn.mozillademos.org/files/12982/external-link-52.png</text:span></text:a><text:span text:style-name="T1">') no-repeat 100% 0;</text:span></text:p>
      <text:p text:style-name="P5">background-size: 16px 16px;</text:p>
      <text:p text:style-name="P5">padding-right: 19px;</text:p>
      <text:p text:style-name="P5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4-13T15:15:16.60</meta:creation-date>
    <meta:generator>OpenOffice/4.1.5$Win32 OpenOffice.org_project/415m1$Build-9789</meta:generator>
    <dc:date>2021-04-13T16:41:23.53</dc:date>
    <dc:creator>Mary Ronan</dc:creator>
    <meta:editing-duration>PT45M25S</meta:editing-duration>
    <meta:editing-cycles>10</meta:editing-cycles>
    <meta:document-statistic meta:table-count="0" meta:image-count="0" meta:object-count="0" meta:page-count="4" meta:paragraph-count="93" meta:word-count="309" meta:character-count="2093"/>
  </office:meta>
</office:document-meta>
</file>